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57a" officeooo:paragraph-rsid="0012257a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6d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ff6d6d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ff972f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-color="#77bc65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bf819e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6d"/>
      <style:paragraph-properties fo:text-align="center" style:writing-mode="lr-tb"/>
    </style:style>
    <style:style style:name="P15" style:family="paragraph">
      <loext:graphic-properties draw:fill-color="#77bc65"/>
      <style:paragraph-properties fo:text-align="center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T1" style:family="text">
      <style:text-properties officeooo:rsid="0012742d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svg:stroke-color="#000000" draw:marker-end="Arrowheads_20_1" draw:marker-end-width="0.203cm" draw:textarea-horizontal-align="center" draw:textarea-vertical-align="middle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marker-end="Arrowheads_20_2" draw:marker-end-width="0.203cm" draw:textarea-horizontal-align="center" draw:textarea-vertical-align="middle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marker-end="" draw:marker-end-width="0.203cm" draw:textarea-horizontal-align="center" draw:textarea-vertical-align="middle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e6e905" draw:fill-color="#ffff6d" draw:textarea-horizontal-align="justify" draw:textarea-vertical-align="middle" draw:auto-grow-height="false" fo:min-height="0.688cm" fo:min-width="2.212cm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10d0c" draw:fill-color="#ff6d6d" draw:textarea-horizontal-align="justify" draw:textarea-vertical-align="middle" draw:auto-grow-height="false" fo:min-height="0.688cm" fo:min-width="2.212cm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ea7500" draw:fill-color="#ff972f" draw:textarea-horizontal-align="justify" draw:textarea-vertical-align="middle" draw:auto-grow-height="false" fo:min-height="0.572cm" fo:min-width="0.572cm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688cm" fo:min-width="2.212cm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69a2e" draw:fill-color="#77bc65" draw:textarea-horizontal-align="justify" draw:textarea-vertical-align="middle" draw:auto-grow-height="false" fo:min-height="0.688cm" fo:min-width="2.212cm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780373" draw:fill-color="#bf819e" draw:textarea-horizontal-align="justify" draw:textarea-vertical-align="middle" draw:auto-grow-height="false" fo:min-height="0.688cm" fo:min-width="2.212cm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75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3465a4" draw:fill-color="#ffffff" draw:textarea-horizontal-align="justify" draw:textarea-vertical-align="middle" draw:auto-grow-height="false" fo:min-height="0.688cm" fo:min-width="2.212cm"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637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sages are placed on a fifo, no return values. <text:span text:style-name="T1">Command is sent at the end of the code segment</text:span></text:p>
      <text:p text:style-name="Standard"><draw:custom-shape text:anchor-type="paragraph" draw:z-index="7" draw:name="Shape 14" draw:style-name="gr6" draw:text-style-name="P6" svg:width="1.144cm" svg:height="1.144cm" svg:x="22.264cm" svg:y="0.441cm"><text:p text:style-name="P2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 19" draw:style-name="gr6" draw:text-style-name="P6" svg:width="1.144cm" svg:height="1.144cm" svg:x="23.788cm" svg:y="0.441cm"><text:p text:style-name="P2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custom-shape text:anchor-type="paragraph" draw:z-index="3" draw:name="Shape 4" draw:style-name="gr7" draw:text-style-name="P13" svg:width="2.287cm" svg:height="0.763cm" svg:x="9.881cm" svg:y="0.06cm"><text:p text:style-name="P2">Viewpor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5" draw:style-name="gr9" draw:text-style-name="P12" svg:width="2.287cm" svg:height="0.763cm" svg:x="12.929cm" svg:y="0.06cm"><text:p text:style-name="P2">User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Horizontal line 1" draw:style-name="gr1" draw:text-style-name="P2" svg:x1="15.596cm" svg:y1="0.716cm" svg:x2="18.454cm" svg:y2="0.716cm"><text:p/></draw:line><draw:frame text:anchor-type="paragraph" draw:z-index="6" draw:name="Text Frame 1" draw:style-name="gr12" draw:text-style-name="P10" svg:width="2.835cm" svg:height="0.638cm" svg:x="15.619cm" svg:y="0.079cm"><draw:text-box><text:p>Message passed</text:p></draw:text-box></draw:frame><draw:custom-shape text:anchor-type="paragraph" draw:z-index="0" draw:name="Shape 1" draw:style-name="gr5" draw:text-style-name="P16" svg:width="2.287cm" svg:height="0.763cm" svg:x="0.737cm" svg:y="0.06cm"><text:p text:style-name="P2">Spell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 2" draw:style-name="gr8" draw:text-style-name="P15" svg:width="2.287cm" svg:height="0.763cm" svg:x="3.785cm" svg:y="0.06cm"><text:p text:style-name="P2">Spellbar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3" draw:style-name="gr4" draw:text-style-name="P14" svg:width="2.287cm" svg:height="0.763cm" svg:x="6.833cm" svg:y="0.06cm"><text:p text:style-name="P2">Prompt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 6" draw:style-name="gr4" draw:text-style-name="P4" svg:width="2.287cm" svg:height="0.763cm" svg:x="3.785cm" svg:y="2.24cm"><text:p text:style-name="P3"><text:span text:style-name="T2">Request Cod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 7" draw:style-name="gr11" draw:text-style-name="P11" svg:width="2.287cm" svg:height="0.763cm" svg:x="0.547cm" svg:y="2.24cm"><text:p text:style-name="P3"><text:span text:style-name="T2">Init: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 8" draw:style-name="gr9" draw:text-style-name="P9" svg:width="2.287cm" svg:height="0.763cm" svg:x="0.737cm" svg:y="4.717cm"><text:p text:style-name="P3"><text:span text:style-name="T2">Text entered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 9" draw:style-name="gr4" draw:text-style-name="P4" svg:width="2.287cm" svg:height="0.763cm" svg:x="3.785cm" svg:y="4.717cm"><text:p text:style-name="P3"><text:span text:style-name="T2">State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 13" draw:style-name="gr8" draw:text-style-name="P8" svg:width="2.287cm" svg:height="0.763cm" svg:x="8.738cm" svg:y="4.717cm"><text:p text:style-name="P3"><text:span text:style-name="T2">Is code valid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 15" draw:style-name="gr6" draw:text-style-name="P6" svg:width="1.144cm" svg:height="1.144cm" svg:x="11.786cm" svg:y="4.526cm"><text:p text:style-name="P2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5" draw:name="Shape 16" draw:style-name="gr5" draw:text-style-name="P5" svg:width="2.287cm" svg:height="0.763cm" svg:x="13.691cm" svg:y="4.717cm"><text:p text:style-name="P3"><text:span text:style-name="T2">Is spell available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 11" draw:style-name="gr4" draw:text-style-name="P4" svg:width="2.287cm" svg:height="0.763cm" svg:x="3.785cm" svg:y="4.717cm"><text:p text:style-name="P3"><text:span text:style-name="T2">Waiting for code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 12" draw:style-name="gr8" draw:text-style-name="P8" svg:width="2.287cm" svg:height="0.763cm" svg:x="19.025cm" svg:y="4.717cm"><text:p text:style-name="P3"><text:span text:style-name="T2">Set current spel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 10" draw:style-name="gr6" draw:text-style-name="P6" svg:width="1.144cm" svg:height="1.144cm" svg:x="6.833cm" svg:y="4.526cm"><text:p text:style-name="P2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9" draw:name="Shape 17" draw:style-name="gr4" draw:text-style-name="P4" svg:width="2.287cm" svg:height="0.763cm" svg:x="19.025cm" svg:y="6.241cm"><text:p text:style-name="P3"><text:span text:style-name="T2">Request Answ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0" draw:name="Horizontal line 2" draw:style-name="gr2" draw:text-style-name="P2" svg:x1="18.835cm" svg:y1="0.716cm" svg:x2="21.693cm" svg:y2="0.716cm"><text:p/></draw:line><draw:frame text:anchor-type="paragraph" draw:z-index="21" draw:name="Text Frame 2" draw:style-name="gr10" draw:text-style-name="P10" svg:width="3.216cm" svg:height="0.976cm" svg:x="18.858cm" svg:y="0.079cm"><draw:text-box><text:p>No new messages</text:p></draw:text-box></draw:frame><draw:line text:anchor-type="paragraph" draw:z-index="22" draw:name="Horizontal line 3" draw:style-name="gr2" draw:text-style-name="P2" svg:x1="21.311cm" svg:y1="5.098cm" svg:x2="21.883cm" svg:y2="5.098cm"><text:p/></draw:line><draw:line text:anchor-type="paragraph" draw:z-index="23" draw:name="Horizontal line 4" draw:style-name="gr2" draw:text-style-name="P2" svg:x1="21.311cm" svg:y1="6.622cm" svg:x2="21.883cm" svg:y2="6.622cm"><text:p/></draw:line><draw:line text:anchor-type="paragraph" draw:z-index="24" draw:name="Horizontal line 5" draw:style-name="gr1" draw:text-style-name="P2" svg:x1="17.882cm" svg:y1="5.098cm" svg:x2="19.025cm" svg:y2="5.098cm"><text:p/></draw:line><draw:line text:anchor-type="paragraph" draw:z-index="25" draw:name="Horizontal line 6" draw:style-name="gr1" draw:text-style-name="P2" svg:x1="18.454cm" svg:y1="6.622cm" svg:x2="19.026cm" svg:y2="6.622cm"><text:p/></draw:line><draw:line text:anchor-type="paragraph" draw:z-index="26" draw:name="Horizontal line 7" draw:style-name="gr3" draw:text-style-name="P2" svg:x1="18.454cm" svg:y1="5.098cm" svg:x2="18.454cm" svg:y2="6.622cm"><text:p/></draw:line><draw:line text:anchor-type="paragraph" draw:z-index="27" draw:name="Horizontal line 8" draw:style-name="gr1" draw:text-style-name="P2" svg:x1="12.929cm" svg:y1="5.098cm" svg:x2="13.691cm" svg:y2="5.098cm"><text:p/></draw:line><draw:line text:anchor-type="paragraph" draw:z-index="28" draw:name="Horizontal line 9" draw:style-name="gr3" draw:text-style-name="P2" svg:x1="11.024cm" svg:y1="5.098cm" svg:x2="11.786cm" svg:y2="5.098cm"><text:p/></draw:line><draw:line text:anchor-type="paragraph" draw:z-index="29" draw:name="Horizontal line 10" draw:style-name="gr1" draw:text-style-name="P2" svg:x1="7.976cm" svg:y1="5.098cm" svg:x2="8.738cm" svg:y2="5.098cm"><text:p/></draw:line><draw:line text:anchor-type="paragraph" draw:z-index="30" draw:name="Horizontal line 11" draw:style-name="gr3" draw:text-style-name="P2" svg:x1="6.071cm" svg:y1="5.098cm" svg:x2="6.833cm" svg:y2="5.098cm"><text:p/></draw:line><draw:custom-shape text:anchor-type="paragraph" draw:z-index="31" draw:name="Shape 18" draw:style-name="gr4" draw:text-style-name="P4" svg:width="2.287cm" svg:height="0.763cm" svg:x="19.025cm" svg:y="6.241cm"><text:p text:style-name="P3"><text:span text:style-name="T2">Request Answ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Shape 20" draw:style-name="gr4" draw:text-style-name="P4" svg:width="2.287cm" svg:height="0.763cm" svg:x="3.785cm" svg:y="7.765cm"><text:p text:style-name="P3"><text:span text:style-name="T2">Waiting for Answer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Shape 21" draw:style-name="gr6" draw:text-style-name="P6" svg:width="1.144cm" svg:height="1.144cm" svg:x="6.833cm" svg:y="7.574cm"><text:p text:style-name="P2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4" draw:name="Horizontal line 12" draw:style-name="gr1" draw:text-style-name="P2" svg:x1="7.976cm" svg:y1="8.146cm" svg:x2="8.738cm" svg:y2="8.146cm"><text:p/></draw:line><draw:line text:anchor-type="paragraph" draw:z-index="35" draw:name="Horizontal line 13" draw:style-name="gr3" draw:text-style-name="P2" svg:x1="6.071cm" svg:y1="8.146cm" svg:x2="6.833cm" svg:y2="8.146cm"><text:p/></draw:line><draw:custom-shape text:anchor-type="paragraph" draw:z-index="36" draw:name="Shape 22" draw:style-name="gr8" draw:text-style-name="P8" svg:width="2.287cm" svg:height="0.763cm" svg:x="8.738cm" svg:y="7.765cm"><text:p text:style-name="P3"><text:span text:style-name="T2">Current spel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7" draw:name="Horizontal line 14" draw:style-name="gr1" draw:text-style-name="P2" svg:x1="12.924cm" svg:y1="8.146cm" svg:x2="13.686cm" svg:y2="8.146cm"><text:p/></draw:line><draw:custom-shape text:anchor-type="paragraph" draw:z-index="38" draw:name="Shape 23" draw:style-name="gr5" draw:text-style-name="P5" svg:width="2.287cm" svg:height="0.763cm" svg:x="13.686cm" svg:y="7.765cm"><text:p text:style-name="P3"><text:span text:style-name="T2">Is answer correct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Shape 24" draw:style-name="gr6" draw:text-style-name="P6" svg:width="1.144cm" svg:height="1.144cm" svg:x="9.31cm" svg:y="6.05cm"><text:p text:style-name="P2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0" draw:name="Horizontal line 15" draw:style-name="gr3" draw:text-style-name="P2" svg:x1="9.881cm" svg:y1="5.479cm" svg:x2="9.881cm" svg:y2="6.051cm"><text:p/></draw:line><draw:line text:anchor-type="paragraph" draw:z-index="41" draw:name="Horizontal line 16" draw:style-name="gr2" draw:text-style-name="P2" svg:x1="10.453cm" svg:y1="6.622cm" svg:x2="11.025cm" svg:y2="6.622cm"><text:p/></draw:line><draw:line text:anchor-type="paragraph" draw:z-index="42" draw:name="Horizontal line 17" draw:style-name="gr3" draw:text-style-name="P2" svg:x1="4.928cm" svg:y1="5.479cm" svg:x2="4.928cm" svg:y2="6.051cm"><text:p/></draw:line><draw:custom-shape text:anchor-type="paragraph" draw:z-index="43" draw:name="Shape 25" draw:style-name="gr4" draw:text-style-name="P4" svg:width="2.287cm" svg:height="0.763cm" svg:x="19.02cm" svg:y="7.765cm"><text:p text:style-name="P3"><text:span text:style-name="T2">Request Click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4" draw:name="Horizontal line 18" draw:style-name="gr1" draw:text-style-name="P2" svg:x1="17.877cm" svg:y1="8.146cm" svg:x2="19.02cm" svg:y2="8.146cm"><text:p/></draw:line><draw:line text:anchor-type="paragraph" draw:z-index="45" draw:name="Horizontal line 19" draw:style-name="gr3" draw:text-style-name="P2" svg:x1="18.449cm" svg:y1="8.146cm" svg:x2="18.449cm" svg:y2="9.67cm"><text:p/></draw:line><draw:line text:anchor-type="paragraph" draw:z-index="46" draw:name="Horizontal line 20" draw:style-name="gr1" draw:text-style-name="P2" svg:x1="18.449cm" svg:y1="9.67cm" svg:x2="19.021cm" svg:y2="9.67cm"><text:p/></draw:line><draw:custom-shape text:anchor-type="paragraph" draw:z-index="47" draw:name="Shape 26" draw:style-name="gr7" draw:text-style-name="P7" svg:width="2.287cm" svg:height="0.763cm" svg:x="19.02cm" svg:y="9.289cm"><text:p text:style-name="P3"><text:span text:style-name="T2">Request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8" draw:name="Horizontal line 21" draw:style-name="gr2" draw:text-style-name="P2" svg:x1="21.306cm" svg:y1="8.146cm" svg:x2="21.878cm" svg:y2="8.146cm"><text:p/></draw:line><draw:line text:anchor-type="paragraph" draw:z-index="49" draw:name="Horizontal line 22" draw:style-name="gr2" draw:text-style-name="P2" svg:x1="21.311cm" svg:y1="5.098cm" svg:x2="21.883cm" svg:y2="5.098cm"><text:p/></draw:line><draw:line text:anchor-type="paragraph" draw:z-index="50" draw:name="Horizontal line 23" draw:style-name="gr2" draw:text-style-name="P2" svg:x1="21.306cm" svg:y1="9.67cm" svg:x2="21.878cm" svg:y2="9.67cm"><text:p/></draw:line><draw:custom-shape text:anchor-type="paragraph" draw:z-index="51" draw:name="Shape 27" draw:style-name="gr6" draw:text-style-name="P6" svg:width="1.144cm" svg:height="1.144cm" svg:x="16.734cm" svg:y="7.574cm"><text:p text:style-name="P2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2" draw:name="Horizontal line 25" draw:style-name="gr3" draw:text-style-name="P2" svg:x1="15.972cm" svg:y1="8.146cm" svg:x2="16.734cm" svg:y2="8.146cm"><text:p/></draw:line><draw:line text:anchor-type="paragraph" draw:z-index="53" draw:name="Horizontal line 24" draw:style-name="gr3" draw:text-style-name="P2" svg:x1="14.829cm" svg:y1="8.527cm" svg:x2="14.829cm" svg:y2="9.099cm"><text:p/></draw:line><draw:custom-shape text:anchor-type="paragraph" draw:z-index="54" draw:name="Shape 28" draw:style-name="gr6" draw:text-style-name="P6" svg:width="1.144cm" svg:height="1.144cm" svg:x="14.258cm" svg:y="9.098cm"><text:p text:style-name="P2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5" draw:name="Shape 29" draw:style-name="gr4" draw:text-style-name="P4" svg:width="2.287cm" svg:height="0.763cm" svg:x="16.734cm" svg:y="10.813cm"><text:p text:style-name="P3"><text:span text:style-name="T2">Request Answ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6" draw:name="Horizontal line 26" draw:style-name="gr2" draw:text-style-name="P2" svg:x1="19.02cm" svg:y1="11.194cm" svg:x2="19.592cm" svg:y2="11.194cm"><text:p/></draw:line><draw:line text:anchor-type="paragraph" draw:z-index="57" draw:name="Horizontal line 27" draw:style-name="gr1" draw:text-style-name="P2" svg:x1="14.829cm" svg:y1="10.241cm" svg:x2="14.829cm" svg:y2="10.813cm"><text:p/></draw:line><draw:custom-shape text:anchor-type="paragraph" draw:z-index="58" draw:name="Shape 31" draw:style-name="gr6" draw:text-style-name="P6" svg:width="1.144cm" svg:height="1.144cm" svg:x="4.357cm" svg:y="9.098cm"><text:p text:style-name="P2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9" draw:name="Horizontal line 28" draw:style-name="gr3" draw:text-style-name="P2" svg:x1="4.928cm" svg:y1="8.527cm" svg:x2="4.928cm" svg:y2="9.099cm"><text:p/></draw:line><draw:line text:anchor-type="paragraph" draw:z-index="60" draw:name="Horizontal line 29" draw:style-name="gr2" draw:text-style-name="P2" svg:x1="5.5cm" svg:y1="9.67cm" svg:x2="6.072cm" svg:y2="9.67cm"><text:p/></draw:line><draw:custom-shape text:anchor-type="paragraph" draw:z-index="61" draw:name="Shape 32" draw:style-name="gr6" draw:text-style-name="P6" svg:width="1.144cm" svg:height="1.144cm" svg:x="4.357cm" svg:y="6.05cm"><text:p text:style-name="P2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2" draw:name="Horizontal line 30" draw:style-name="gr1" draw:text-style-name="P2" svg:x1="4.928cm" svg:y1="7.193cm" svg:x2="4.928cm" svg:y2="7.765cm"><text:p/></draw:line><draw:line text:anchor-type="paragraph" draw:z-index="63" draw:name="Horizontal line 31" draw:style-name="gr1" draw:text-style-name="P2" svg:x1="3.023cm" svg:y1="5.098cm" svg:x2="3.785cm" svg:y2="5.098cm"><text:p/></draw:line><draw:custom-shape text:anchor-type="paragraph" draw:z-index="64" draw:name="Shape 33" draw:style-name="gr6" draw:text-style-name="P6" svg:width="1.144cm" svg:height="1.144cm" svg:x="16.739cm" svg:y="4.526cm"><text:p text:style-name="P2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5" draw:name="Horizontal line 32" draw:style-name="gr3" draw:text-style-name="P2" svg:x1="15.977cm" svg:y1="5.098cm" svg:x2="16.739cm" svg:y2="5.098cm"><text:p/></draw:line><draw:custom-shape text:anchor-type="paragraph" draw:z-index="66" draw:name="Shape 34" draw:style-name="gr6" draw:text-style-name="P6" svg:width="1.144cm" svg:height="1.144cm" svg:x="14.263cm" svg:y="6.05cm"><text:p text:style-name="P2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7" draw:name="Horizontal line 33" draw:style-name="gr3" draw:text-style-name="P2" svg:x1="14.834cm" svg:y1="5.479cm" svg:x2="14.834cm" svg:y2="6.051cm"><text:p/></draw:line><draw:line text:anchor-type="paragraph" draw:z-index="68" draw:name="Horizontal line 34" draw:style-name="gr2" draw:text-style-name="P2" svg:x1="15.406cm" svg:y1="6.622cm" svg:x2="15.978cm" svg:y2="6.622cm"><text:p/></draw:line><draw:custom-shape text:anchor-type="paragraph" draw:z-index="69" draw:name="Shape 35" draw:style-name="gr5" draw:text-style-name="P5" svg:width="2.287cm" svg:height="0.763cm" svg:x="13.686cm" svg:y="10.813cm"><text:p text:style-name="P3"><text:span text:style-name="T2">New questio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0" draw:name="Horizontal line 35" draw:style-name="gr1" draw:text-style-name="P2" svg:x1="15.972cm" svg:y1="11.194cm" svg:x2="16.734cm" svg:y2="11.194cm"><text:p/></draw:line><draw:custom-shape text:anchor-type="paragraph" draw:z-index="71" draw:name="Shape 30" draw:style-name="gr9" draw:text-style-name="P9" svg:width="2.287cm" svg:height="0.763cm" svg:x="0.737cm" svg:y="12.527cm"><text:p text:style-name="P3"><text:span text:style-name="T2">Viewport Clicked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2" draw:name="Horizontal line 36" draw:style-name="gr1" draw:text-style-name="P2" svg:x1="3.023cm" svg:y1="12.908cm" svg:x2="3.785cm" svg:y2="12.908cm"><text:p/></draw:line><draw:custom-shape text:anchor-type="paragraph" draw:z-index="73" draw:name="Shape 36" draw:style-name="gr7" draw:text-style-name="P7" svg:width="2.287cm" svg:height="0.763cm" svg:x="3.78cm" svg:y="12.527cm"><text:p text:style-name="P3"><text:span text:style-name="T2">Waiting for click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4" draw:name="Horizontal line 38" draw:style-name="gr1" draw:text-style-name="P2" svg:x1="12.924cm" svg:y1="12.908cm" svg:x2="13.686cm" svg:y2="12.908cm"><text:p/></draw:line><draw:custom-shape text:anchor-type="paragraph" draw:z-index="75" draw:name="Shape 38" draw:style-name="gr5" draw:text-style-name="P5" svg:width="2.287cm" svg:height="0.763cm" svg:x="13.686cm" svg:y="12.527cm"><text:p text:style-name="P3"><text:span text:style-name="T2">Is spell ready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6" draw:name="Horizontal line 40" draw:style-name="gr1" draw:text-style-name="P2" svg:x1="17.877cm" svg:y1="12.908cm" svg:x2="19.211cm" svg:y2="12.908cm"><text:p/></draw:line><draw:custom-shape text:anchor-type="paragraph" draw:z-index="77" draw:name="Shape 40" draw:style-name="gr7" draw:text-style-name="P7" svg:width="2.287cm" svg:height="0.763cm" svg:x="19.211cm" svg:y="12.527cm"><text:p text:style-name="P3"><text:span text:style-name="T2">Cast 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9" draw:name="Horizontal line 39" draw:style-name="gr3" draw:text-style-name="P2" svg:x1="15.972cm" svg:y1="12.908cm" svg:x2="16.734cm" svg:y2="12.908cm"><text:p/></draw:line><draw:line text:anchor-type="paragraph" draw:z-index="80" draw:name="Horizontal line 41" draw:style-name="gr2" draw:text-style-name="P2" svg:x1="21.497cm" svg:y1="12.908cm" svg:x2="22.069cm" svg:y2="12.908cm"><text:p/></draw:line><draw:custom-shape text:anchor-type="paragraph" draw:z-index="81" draw:name="Shape 41" draw:style-name="gr6" draw:text-style-name="P6" svg:width="1.144cm" svg:height="1.144cm" svg:x="4.352cm" svg:y="13.861cm"><text:p text:style-name="P2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2" draw:name="Horizontal line 42" draw:style-name="gr3" draw:text-style-name="P2" svg:x1="4.923cm" svg:y1="13.289cm" svg:x2="4.923cm" svg:y2="13.861cm"><text:p/></draw:line><draw:line text:anchor-type="paragraph" draw:z-index="83" draw:name="Horizontal line 43" draw:style-name="gr2" draw:text-style-name="P2" svg:x1="5.495cm" svg:y1="14.432cm" svg:x2="6.067cm" svg:y2="14.432cm"><text:p/></draw:line><draw:custom-shape text:anchor-type="paragraph" draw:z-index="84" draw:name="Shape 43" draw:style-name="gr6" draw:text-style-name="P6" svg:width="1.144cm" svg:height="1.144cm" svg:x="14.258cm" svg:y="13.861cm"><text:p text:style-name="P2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5" draw:name="Horizontal line 46" draw:style-name="gr3" draw:text-style-name="P2" svg:x1="14.829cm" svg:y1="13.289cm" svg:x2="14.829cm" svg:y2="13.861cm"><text:p/></draw:line><draw:line text:anchor-type="paragraph" draw:z-index="86" draw:name="Horizontal line 47" draw:style-name="gr2" draw:text-style-name="P2" svg:x1="15.401cm" svg:y1="14.432cm" svg:x2="15.973cm" svg:y2="14.432cm"><text:p/></draw:line><draw:custom-shape text:anchor-type="paragraph" draw:z-index="87" draw:name="Shape 44" draw:style-name="gr6" draw:text-style-name="P6" svg:width="1.144cm" svg:height="1.144cm" svg:x="6.828cm" svg:y="12.337cm"><text:p text:style-name="P2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8" draw:name="Horizontal line 48" draw:style-name="gr3" draw:text-style-name="P2" svg:x1="6.066cm" svg:y1="12.908cm" svg:x2="6.828cm" svg:y2="12.908cm"><text:p/></draw:line><draw:line text:anchor-type="paragraph" draw:z-index="89" draw:name="Horizontal line 49" draw:style-name="gr1" draw:text-style-name="P2" svg:x1="7.971cm" svg:y1="12.908cm" svg:x2="8.733cm" svg:y2="12.908cm"><text:p/></draw:line><draw:custom-shape text:anchor-type="paragraph" draw:z-index="90" draw:name="Shape 45" draw:style-name="gr8" draw:text-style-name="P8" svg:width="2.287cm" svg:height="0.763cm" svg:x="8.733cm" svg:y="12.527cm"><text:p text:style-name="P3"><text:span text:style-name="T2">Current spell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1" draw:name="Shape 46" draw:style-name="gr6" draw:text-style-name="P6" svg:width="1.144cm" svg:height="1.144cm" svg:x="9.305cm" svg:y="13.861cm"><text:p text:style-name="P2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2" draw:name="Horizontal line 50" draw:style-name="gr3" draw:text-style-name="P2" svg:x1="9.876cm" svg:y1="13.289cm" svg:x2="9.876cm" svg:y2="13.861cm"><text:p/></draw:line><draw:line text:anchor-type="paragraph" draw:z-index="93" draw:name="Horizontal line 51" draw:style-name="gr2" draw:text-style-name="P2" svg:x1="10.448cm" svg:y1="14.432cm" svg:x2="11.02cm" svg:y2="14.432cm"><text:p/></draw:line><draw:custom-shape text:anchor-type="paragraph" draw:z-index="94" draw:name="Shape 37" draw:style-name="gr6" draw:text-style-name="P6" svg:width="1.144cm" svg:height="1.144cm" svg:x="11.781cm" svg:y="12.337cm"><text:p text:style-name="P2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5" draw:name="Horizontal line 37" draw:style-name="gr3" draw:text-style-name="P2" svg:x1="11.019cm" svg:y1="12.908cm" svg:x2="11.781cm" svg:y2="12.908cm"><text:p/></draw:line><draw:custom-shape text:anchor-type="paragraph" draw:z-index="96" draw:name="Shape 42" draw:style-name="gr7" draw:text-style-name="P7" svg:width="2.287cm" svg:height="0.763cm" svg:x="19.211cm" svg:y="14.051cm"><text:p text:style-name="P3"><text:span text:style-name="T2">Not waiting for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7" draw:name="Horizontal line 44" draw:style-name="gr2" draw:text-style-name="P2" svg:x1="21.497cm" svg:y1="14.432cm" svg:x2="22.069cm" svg:y2="14.432cm"><text:p/></draw:line><draw:line text:anchor-type="paragraph" draw:z-index="98" draw:name="Horizontal line 45" draw:style-name="gr1" draw:text-style-name="P2" svg:x1="18.639cm" svg:y1="14.432cm" svg:x2="19.211cm" svg:y2="14.432cm"><text:p/></draw:line><draw:custom-shape text:anchor-type="paragraph" draw:z-index="100" draw:name="Shape 47" draw:style-name="gr6" draw:text-style-name="P6" svg:width="1.144cm" svg:height="1.144cm" svg:x="9.31cm" svg:y="9.098cm"><text:p text:style-name="P2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1" draw:name="Horizontal line 53" draw:style-name="gr3" draw:text-style-name="P2" svg:x1="9.881cm" svg:y1="8.527cm" svg:x2="9.881cm" svg:y2="9.099cm"><text:p/></draw:line><draw:line text:anchor-type="paragraph" draw:z-index="102" draw:name="Horizontal line 54" draw:style-name="gr2" draw:text-style-name="P2" svg:x1="10.453cm" svg:y1="9.67cm" svg:x2="11.025cm" svg:y2="9.67cm"><text:p/></draw:line><draw:custom-shape text:anchor-type="paragraph" draw:z-index="103" draw:name="Shape 48" draw:style-name="gr6" draw:text-style-name="P6" svg:width="1.144cm" svg:height="1.144cm" svg:x="11.781cm" svg:y="7.574cm"><text:p text:style-name="P2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4" draw:name="Horizontal line 55" draw:style-name="gr3" draw:text-style-name="P2" svg:x1="11.019cm" svg:y1="8.146cm" svg:x2="11.781cm" svg:y2="8.146cm"><text:p/></draw:line><draw:custom-shape text:anchor-type="paragraph" draw:z-index="105" draw:name="Shape 49" draw:style-name="gr5" draw:text-style-name="P5" svg:width="2.287cm" svg:height="0.763cm" svg:x="13.691cm" svg:y="4.717cm"><text:p text:style-name="P3"><text:span text:style-name="T2">Is spell available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8" draw:name="Shape 39" draw:style-name="gr6" draw:text-style-name="P6" svg:width="1.144cm" svg:height="1.144cm" svg:x="16.734cm" svg:y="12.337cm"><text:p text:style-name="P2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9" draw:name="Horizontal line 52" draw:style-name="gr3" draw:text-style-name="P2" svg:x1="18.639cm" svg:y1="12.908cm" svg:x2="18.639cm" svg:y2="14.432cm"><text:p/></draw:line><draw:custom-shape text:anchor-type="paragraph" draw:z-index="106" draw:name="Shape 50" draw:style-name="gr4" draw:text-style-name="P4" svg:width="2.287cm" svg:height="0.763cm" svg:x="19.211cm" svg:y="15.61cm"><text:p text:style-name="P3"><text:span text:style-name="T2">Request Cod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7" draw:name="Horizontal line 56" draw:style-name="gr3" draw:text-style-name="P2" svg:x1="18.639cm" svg:y1="14.432cm" svg:x2="18.639cm" svg:y2="15.956cm"><text:p/></draw:line><draw:line text:anchor-type="paragraph" draw:z-index="108" draw:name="Horizontal line 57" draw:style-name="gr2" draw:text-style-name="P2" svg:x1="21.497cm" svg:y1="15.956cm" svg:x2="22.069cm" svg:y2="15.956cm"><text:p/></draw:line><draw:line text:anchor-type="paragraph" draw:z-index="109" draw:name="Horizontal line 58" draw:style-name="gr1" draw:text-style-name="P2" svg:x1="18.639cm" svg:y1="15.956cm" svg:x2="19.211cm" svg:y2="15.956cm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5:46:20.901020633</meta:creation-date>
    <dc:date>2024-08-12T16:17:59.391000000</dc:date>
    <meta:editing-duration>PT5H23M36S</meta:editing-duration>
    <meta:editing-cycles>6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" meta:word-count="19" meta:character-count="95" meta:non-whitespace-character-count="77"/>
  </office:meta>
</office:document-meta>
</file>